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the Pop!_ OS kernel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Powershell: </text:span></text:p>
            <text:p><text:span text:style-name="T18">- Windows setup applications.</text:span></text:p>
            <text:p><text:span text:style-name="T18">Bash: </text:span></text:p>
            <text:p><text:span text:style-name="T18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4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6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4"/>
          <table:table-cell/>
          <table:table-cell table:style-name="ce2" table:number-columns-repeated="1012"/>
        </table:table-row>
        <table:table-row table:style-name="ro16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4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8T09:36:47.453083694</dc:date>
    <meta:editing-duration>P1DT13H33M42S</meta:editing-duration>
    <meta:editing-cycles>52</meta:editing-cycles>
    <meta:generator>LibreOffice/7.3.7.2$Linux_X86_64 LibreOffice_project/30$Build-2</meta:generator>
    <meta:document-statistic meta:table-count="1" meta:cell-count="156" meta:object-count="0"/>
  </office:meta>
</office:document-meta>
</file>